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ourse 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se 4</text:p>
          </table:table-cell>
          <table:table-cell table:formula="of:=11+10+10+9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se 3</text:p>
          </table:table-cell>
          <table:table-cell table:formula="of:=5+5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se 2</text:p>
          </table:table-cell>
          <table:table-cell table:formula="of:=14+6+7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se 1</text:p>
          </table:table-cell>
          <table:table-cell table:formula="of:=10+1+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formula="of:=SUM([.C3:.C7])" office:value-type="float" office:value="133" calcext:value-type="float">
            <text:p>133</text:p>
          </table:table-cell>
          <table:table-cell table:formula="of:=22*10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[.C8]/[.D8]" office:value-type="float" office:value="0.604545454545455" calcext:value-type="float">
            <text:p>0.604545454545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8:28:34.094930960</meta:creation-date>
    <dc:date>2022-08-07T18:33:31.951750198</dc:date>
    <meta:editing-duration>PT4M58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